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600000018F21458745870640D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5in" fo:break-before="page" table:align="margins"/>
    </style:style>
    <style:style style:name="Table2.A" style:family="table-column">
      <style:table-column-properties style:column-width="2.1667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ard">
      <style:paragraph-properties fo:break-before="page"/>
    </style:style>
    <style:style style:name="P2" style:family="paragraph" style:parent-style-name="Geen_20_afstand">
      <style:paragraph-properties fo:text-align="end" style:justify-single-word="false"/>
    </style:style>
    <style:style style:name="P3" style:family="paragraph" style:parent-style-name="Geen_20_afstand">
      <style:paragraph-properties fo:text-align="end" style:justify-single-word="false"/>
      <style:text-properties fo:color="#4472c4" fo:font-size="14pt" style:font-size-asian="14pt" style:font-size-complex="14pt"/>
    </style:style>
    <style:style style:name="P4" style:family="paragraph" style:parent-style-name="Standaard">
      <style:paragraph-properties fo:text-align="end" style:justify-single-word="false"/>
    </style:style>
    <style:style style:name="P5" style:family="paragraph" style:parent-style-name="Lijstalinea">
      <style:paragraph-properties fo:margin-left="1in" fo:margin-right="0in" fo:text-indent="0in" style:auto-text-indent="false">
        <style:tab-stops/>
      </style:paragraph-properties>
    </style:style>
    <style:style style:name="P6" style:family="paragraph" style:parent-style-name="Table_20_Contents">
      <style:text-properties officeooo:rsid="0012a269" officeooo:paragraph-rsid="0012a269"/>
    </style:style>
    <style:style style:name="P7" style:family="paragraph" style:parent-style-name="Table_20_Contents">
      <style:text-properties fo:font-weight="bold" officeooo:rsid="0012a269" officeooo:paragraph-rsid="0012a269" style:font-weight-asian="bold" style:font-weight-complex="bold"/>
    </style:style>
    <style:style style:name="P8" style:family="paragraph" style:parent-style-name="Kop_20_1">
      <style:paragraph-properties fo:break-before="page"/>
    </style:style>
    <style:style style:name="P9" style:family="paragraph" style:parent-style-name="Kop_20_3">
      <style:text-properties officeooo:rsid="0012a269" officeooo:paragraph-rsid="0012a269"/>
    </style:style>
    <style:style style:name="P10" style:family="paragraph" style:parent-style-name="Kop_20_3">
      <style:paragraph-properties fo:break-before="page"/>
      <style:text-properties officeooo:rsid="0012a269" officeooo:paragraph-rsid="0012a269"/>
    </style:style>
    <style:style style:name="P11" style:family="paragraph" style:parent-style-name="Standaard" style:master-page-name="MPF0">
      <style:paragraph-properties style:page-number="auto" fo:break-before="page"/>
    </style:style>
    <style:style style:name="P12" style:family="paragraph" style:parent-style-name="Standaard">
      <style:text-properties officeooo:rsid="0012a269" officeooo:paragraph-rsid="0012a269"/>
    </style:style>
    <style:style style:name="P13" style:family="paragraph" style:parent-style-name="Standaard">
      <style:text-properties officeooo:paragraph-rsid="0012a269"/>
    </style:style>
    <style:style style:name="P14" style:family="paragraph" style:parent-style-name="Lijstalinea" style:list-style-name="L1"/>
    <style:style style:name="P15" style:family="paragraph" style:parent-style-name="Lijstalinea">
      <style:paragraph-properties fo:margin-left="0in" fo:margin-right="0in" fo:text-indent="0in" style:auto-text-indent="false"/>
    </style:style>
    <style:style style:name="P16" style:family="paragraph">
      <loext:graphic-properties draw:fill="solid" draw:fill-color="#4472c4" draw:opacity="100%"/>
    </style:style>
    <style:style style:name="P17" style:family="paragraph">
      <loext:graphic-properties draw:fill="bitmap" draw:fill-image-name="a1" draw:opacity="100%" style:repeat="stretch"/>
    </style:style>
    <style:style style:name="T1" style:family="text">
      <style:text-properties fo:language="nl" fo:country="NL" style:language-asian="nl" style:country-asian="NL"/>
    </style:style>
    <style:style style:name="T2" style:family="text">
      <style:text-properties fo:color="#595959" fo:font-size="14pt" fo:language="nl" fo:country="NL" style:font-size-asian="14pt" style:font-size-complex="14pt"/>
    </style:style>
    <style:style style:name="T3" style:family="text">
      <style:text-properties fo:color="#595959" fo:font-size="9pt" style:font-size-asian="9pt" style:font-size-complex="9pt"/>
    </style:style>
    <style:style style:name="T4" style:family="text">
      <style:text-properties fo:text-transform="uppercase" fo:color="#4472c4" fo:font-size="32pt" style:font-size-asian="32pt" style:font-size-complex="32pt"/>
    </style:style>
    <style:style style:name="T5" style:family="text">
      <style:text-properties fo:color="#404040" fo:font-size="18pt" style:font-size-asian="18pt" style:font-size-complex="18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1.75in" fo:padding-right="0.75in" fo:padding-top="0in" fo:padding-bottom="0in" fo:border="none" style:writing-mode="lr-tb" draw:textarea-vertical-align="bottom"/>
    </style:style>
    <style:style style:name="fr2"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1.75in" fo:padding-right="0.75in" fo:padding-top="0in" fo:padding-bottom="0in" fo:border="none" style:writing-mode="lr-tb" draw:textarea-vertical-align="top"/>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72c4" draw:opacity="100%" fo:min-height="0in" fo:min-width="0in" style:run-through="background"/>
    </style:style>
    <style:style style:name="gr3" style:family="graphic">
      <style:graphic-properties draw:stroke="none" draw:fill="bitmap" draw:fill-image-name="a1" draw:opacity="100%" style:repeat="stretch" fo:min-height="0in" fo:min-width="0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Text Box 152" text:anchor-type="paragraph" svg:x="0.2508in" svg:y="8.998in" svg:width="7.998in" style:rel-width="scale" svg:height="1.0028in" style:rel-height="scale" draw:z-index="1"><draw:text-box><text:p text:style-name="P2"><text:span text:style-name="Standaardalinea-lettertype"><text:span text:style-name="T2">Mike Schatorje, Loek Ehren, Herm Lecluse, Simone Francesconi, Rick van Osch</text:span></text:span></text:p><text:p text:style-name="P2"><text:span text:style-name="Standaardalinea-lettertype"><text:span text:style-name="T3"><text:s text:c="5"/></text:span></text:span></text:p></draw:text-box></draw:frame><draw:frame draw:style-name="fr2" draw:name="Text Box 153" text:anchor-type="paragraph" svg:x="0.2508in" svg:y="7.7in" svg:width="7.998in" style:rel-width="scale" svg:height="0.2437in" style:rel-height="scale" draw:z-index="2"><draw:text-box><text:p text:style-name="P3"/></draw:text-box></draw:frame><draw:frame draw:style-name="fr1" draw:name="Text Box 154" text:anchor-type="paragraph" svg:x="0.2508in" svg:y="3.3in" svg:width="7.998in" style:rel-width="scale" svg:height="3.9854in" style:rel-height="scale" draw:z-index="0"><draw:text-box><text:p text:style-name="P4"><text:span text:style-name="Standaardalinea-lettertype"><text:span text:style-name="T4">Smart innovation</text:span></text:span></text:p><text:p text:style-name="P4"><text:span text:style-name="Standaardalinea-lettertype"><text:span text:style-name="T5">Smart trash – Research report</text:span></text:span></text:p></draw:text-box></draw:frame><draw:g text:anchor-type="paragraph" draw:z-index="3" draw:name="Group 149" draw:style-name="gr1"><draw:custom-shape draw:name="Rectangle 51" draw:style-name="gr2" draw:text-style-name="P16" svg:width="7.9976in" svg:height="1.2358in" svg:x="0.2508in" svg:y="0.2528in"><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17" svg:width="7.9976in" svg:height="1.3295in" svg:x="0.2508in" svg:y="0.2528in"><text:p/><draw:enhanced-geometry svg:viewBox="0 0 21600 21600" draw:type="non-primitive" draw:enhanced-path="M 0 0 L 21600 0 21600 21600 0 21600 Z N"/></draw:custom-shape></draw:g><text:span text:style-name="Standaardalinea-lettertype"><text:span text:style-name="T1"/></text:span></text:p>
      <text:p text:style-name="P1"/>
      <text:h text:style-name="Kop_20_1" text:outline-level="1">Introduction</text:h>
      <text:p text:style-name="Standaard"/>
      <text:h text:style-name="Kop_20_2" text:outline-level="2">Background</text:h>
      <text:p text:style-name="Standaard">This report was written during the project module of the minor smart innovation, by Mike Schatorje, Loek Ehren, Herm Lecluse, Rick van Osch and Simone Francesconi. </text:p>
      <text:p text:style-name="Standaard">There are two types of garbage collection in Venlo. One of them is the traditional way: every household has its own container which are emptied at a set interval. A second way is the use of centralized garbage collection points. Households have to bring their garbage to these points. These points are also emptied on set intervals. Currently there is a transition from door-to-door collection to the latter solution: the centralized points. </text:p>
      <text:p text:style-name="Standaard">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ied while they are still half full.</text:p>
      <text:h text:style-name="Kop_20_3" text:outline-level="3">Problem description </text:h>
      <text:p text:style-name="Standaard">The problem that this project aims to solve is the more efficient collection of garbage, and thus reducing the overflow of trash. The evidence of the inefficient garbage collection will be included and presented next week.</text:p>
      <text:h text:style-name="Kop_20_3" text:outline-level="3">Research Objective</text:h>
      <text:p text:style-name="Standaard">The research objective is to create a more efficient garbage collection process in Venlo.</text:p>
      <text:h text:style-name="P9" text:outline-level="3">Scope</text:h>
      <text:p text:style-name="P12">The scope of the project is limited to the process of collecting the large centralized underground public waste containers in Venlo.</text:p>
      <text:h text:style-name="Kop_20_3" text:outline-level="3">Core and sub questions</text:h>
      <text:p text:style-name="Standaard">The core and sub questions of the research are:</text:p>
      <text:list xml:id="list2566018576106943227" text:style-name="L1">
        <text:list-item>
          <text:p text:style-name="P14">How can the garbage collection system in Venlo be improved?</text:p>
          <text:list>
            <text:list-item>
              <text:p text:style-name="P14">What is the current situation?</text:p>
            </text:list-item>
            <text:list-item>
              <text:p text:style-name="P14">What are the main problems of the current situation?</text:p>
            </text:list-item>
          </text:list>
        </text:list-item>
        <text:list-item>
          <text:p text:style-name="P14">How to measure the fill-level of a container?</text:p>
          <text:list>
            <text:list-item>
              <text:p text:style-name="P14">How do existing solutions measure the fill-level of a container?</text:p>
            </text:list-item>
            <text:list-item>
              <text:p text:style-name="P14">What other techniques could be used?</text:p>
            </text:list-item>
          </text:list>
        </text:list-item>
        <text:list-item>
          <text:p text:style-name="P14">How to collect data from the containers?</text:p>
          <text:list>
            <text:list-item>
              <text:p text:style-name="P14"><text:soft-page-break/>What kind of data is needed?</text:p>
            </text:list-item>
            <text:list-item>
              <text:p text:style-name="P14">How do existing solutions collect data from the containers?</text:p>
            </text:list-item>
            <text:list-item>
              <text:p text:style-name="P14">What other techniques could be used?</text:p>
            </text:list-item>
          </text:list>
        </text:list-item>
        <text:list-item>
          <text:p text:style-name="P14">How to analyze the collected data?</text:p>
          <text:list>
            <text:list-item>
              <text:p text:style-name="P14">How do existing solutions analyze the data?</text:p>
            </text:list-item>
            <text:list-item>
              <text:p text:style-name="P14">What other techniques could be used?</text:p>
            </text:list-item>
          </text:list>
        </text:list-item>
        <text:list-item>
          <text:p text:style-name="P14">How to incorporate collected data into the garbage collection schedule?</text:p>
          <text:list>
            <text:list-item>
              <text:p text:style-name="P14">What does the current garbage collection scheduling process look like?</text:p>
            </text:list-item>
            <text:list-item>
              <text:p text:style-name="P14">How could the collected data be used to improve the scheduling process?</text:p>
            </text:list-item>
          </text:list>
        </text:list-item>
      </text:list>
      <text:p text:style-name="P5"/>
      <text:p text:style-name="P5"/>
      <text:p text:style-name="P1"/>
      <text:h text:style-name="Kop_20_1" text:outline-level="1">Project phases</text:h>
      <text:h text:style-name="Kop_20_1" text:outline-level="1"/>
      <text:h text:style-name="Kop_20_2" text:outline-level="2">Analysis</text:h>
      <text:h text:style-name="Kop_20_2" text:outline-level="2"/>
      <text:p text:style-name="Standaard">During the analysis phase, the required research to answer the sub questions will be done. A budget request for the necessary equipment will be made. Furthermore, a test application will be developed in order to test which equipment suits the application best.</text:p>
      <text:h text:style-name="Kop_20_3" text:outline-level="3">Core activities</text:h>
      <text:list xml:id="list110428515586528" text:continue-numbering="true" text:style-name="L1">
        <text:list-item>
          <text:p text:style-name="P14">Performing research activities to answer each question</text:p>
        </text:list-item>
        <text:list-item>
          <text:p text:style-name="P14">Making a budget request</text:p>
        </text:list-item>
        <text:list-item>
          <text:p text:style-name="P14">Building a test application for testing the equipment</text:p>
        </text:list-item>
        <text:list-item>
          <text:p text:style-name="P14">Testing the equipment</text:p>
        </text:list-item>
      </text:list>
      <text:h text:style-name="Kop_20_2" text:outline-level="2">Design</text:h>
      <text:p text:style-name="Standaard"/>
      <text:p text:style-name="Standaard">During the design phase, the research results will be used in order to design the application. </text:p>
      <text:h text:style-name="Kop_20_3" text:outline-level="3">Core activities</text:h>
      <text:list xml:id="list110428571899155" text:continue-numbering="true" text:style-name="L1">
        <text:list-item>
          <text:p text:style-name="P14">Designing the </text:p>
        </text:list-item>
      </text:list>
      <text:h text:style-name="Kop_20_2" text:outline-level="2">Implementation</text:h>
      <text:h text:style-name="Kop_20_2" text:outline-level="2"/>
      <text:p text:style-name="Standaard">During the implementation phase, the application will be built and tested.</text:p>
      <text:list xml:id="list110428331129553" text:continue-numbering="true" text:style-name="L1">
        <text:list-item>
          <text:p text:style-name="P14">building the application</text:p>
        </text:list-item>
        <text:list-item>
          <text:p text:style-name="P14">Testing the application</text:p>
        </text:list-item>
      </text:list>
      <text:h text:style-name="Kop_20_2" text:outline-level="2">(possible) delivery</text:h>
      <text:p text:style-name="Standaard"/>
      <text:list xml:id="list110428720938646" text:continue-numbering="true" text:style-name="L1">
        <text:list-item>
          <text:p text:style-name="P14">Delivering the application </text:p>
        </text:list-item>
      </text:list>
      <text:h text:style-name="P8" text:outline-level="1">Research design</text:h>
      <text:p text:style-name="Lijstalinea"/>
      <text:p text:style-name="Standaard">The following methods are going to be used to answer all the core and sub questions that exist in this project:</text:p>
      <text:list xml:id="list110427917624137" text:continue-numbering="true" text:style-name="L1">
        <text:list-item>
          <text:p text:style-name="P14">What is the current situation? </text:p>
          <text:list>
            <text:list-item>
              <text:p text:style-name="P14">Literature research</text:p>
            </text:list-item>
            <text:list-item>
              <text:p text:style-name="P14">Practical research</text:p>
            </text:list-item>
          </text:list>
        </text:list-item>
        <text:list-item>
          <text:p text:style-name="P14">What are the main problems of the current situation? </text:p>
          <text:list>
            <text:list-item>
              <text:p text:style-name="P14">Practical research</text:p>
            </text:list-item>
            <text:list-item>
              <text:p text:style-name="P14">Interviews</text:p>
            </text:list-item>
            <text:list-item>
              <text:p text:style-name="P14">Literature research</text:p>
            </text:list-item>
          </text:list>
        </text:list-item>
        <text:list-item>
          <text:p text:style-name="P14">How do existing solutions measure the fill-level of a container?</text:p>
          <text:list>
            <text:list-item>
              <text:p text:style-name="P14">Literature research</text:p>
            </text:list-item>
            <text:list-item>
              <text:p text:style-name="P14">(Possible Interviews)</text:p>
            </text:list-item>
          </text:list>
        </text:list-item>
        <text:list-item>
          <text:p text:style-name="P14">What other techniques could be used?</text:p>
          <text:list>
            <text:list-item>
              <text:p text:style-name="P14">Practical research</text:p>
            </text:list-item>
            <text:list-item>
              <text:p text:style-name="P14">Literature research</text:p>
            </text:list-item>
          </text:list>
        </text:list-item>
        <text:list-item>
          <text:p text:style-name="P14">What kind of data is needed?</text:p>
          <text:list>
            <text:list-item>
              <text:p text:style-name="P14">Literature research</text:p>
            </text:list-item>
            <text:list-item>
              <text:p text:style-name="P14">Interview</text:p>
            </text:list-item>
          </text:list>
        </text:list-item>
        <text:list-item>
          <text:p text:style-name="P14">How do existing solutions collect data from the containers?</text:p>
          <text:list>
            <text:list-item>
              <text:p text:style-name="P14">Literature research</text:p>
            </text:list-item>
            <text:list-item>
              <text:p text:style-name="P14">Interviews</text:p>
            </text:list-item>
          </text:list>
        </text:list-item>
        <text:list-item>
          <text:p text:style-name="P14">What other techniques could be used?</text:p>
          <text:list>
            <text:list-item>
              <text:p text:style-name="P14">Literature research</text:p>
            </text:list-item>
            <text:list-item>
              <text:p text:style-name="P14">Practical research</text:p>
            </text:list-item>
          </text:list>
        </text:list-item>
        <text:list-item>
          <text:p text:style-name="P14">How do existing solutions analyze the data?</text:p>
          <text:list>
            <text:list-item>
              <text:p text:style-name="P14">Literature research</text:p>
            </text:list-item>
            <text:list-item>
              <text:p text:style-name="P14">Interviews</text:p>
            </text:list-item>
          </text:list>
        </text:list-item>
        <text:list-item>
          <text:p text:style-name="P14"><text:soft-page-break/>What other techniques could be used?</text:p>
          <text:list>
            <text:list-item>
              <text:p text:style-name="P14">Literature research</text:p>
            </text:list-item>
          </text:list>
        </text:list-item>
        <text:list-item>
          <text:p text:style-name="P14">What does the current garbage collection scheduling process look like?</text:p>
          <text:list>
            <text:list-item>
              <text:p text:style-name="P14">Literature research</text:p>
            </text:list-item>
            <text:list-item>
              <text:p text:style-name="P14">Interviews</text:p>
            </text:list-item>
          </text:list>
        </text:list-item>
        <text:list-item>
          <text:p text:style-name="P14">How could the collected data be used to improve the scheduling process?</text:p>
          <text:list>
            <text:list-item>
              <text:p text:style-name="P14">Literature research</text:p>
            </text:list-item>
            <text:list-item>
              <text:p text:style-name="P14">Interviews</text:p>
            </text:list-item>
          </text:list>
        </text:list-item>
      </text:list>
      <text:p text:style-name="P15"/>
      <text:h text:style-name="P10" text:outline-level="3">SWOT Analysis</text:h>
      <table:table table:name="Table1" table:style-name="Table1">
        <table:table-column table:style-name="Table1.A" table:number-columns-repeated="2"/>
        <table:table-row>
          <table:table-cell table:style-name="Table1.A1" office:value-type="string">
            <text:p text:style-name="P7">S</text:p>
            <text:p text:style-name="P6">Cheap labor</text:p>
            <text:p text:style-name="P6">Multidisciplinary project</text:p>
          </table:table-cell>
          <table:table-cell table:style-name="Table1.B1" office:value-type="string">
            <text:p text:style-name="P7">W</text:p>
            <text:p text:style-name="P6">Little knowledge of situation</text:p>
            <text:p text:style-name="P6">Little time</text:p>
            <text:p text:style-name="P6"/>
          </table:table-cell>
        </table:table-row>
        <table:table-row>
          <table:table-cell table:style-name="Table1.A2" office:value-type="string">
            <text:p text:style-name="P7">O</text:p>
            <text:p text:style-name="P6">Smart City improvements</text:p>
          </table:table-cell>
          <table:table-cell table:style-name="Table1.B2" office:value-type="string">
            <text:p text:style-name="P7">T</text:p>
            <text:p text:style-name="P6">Competition</text:p>
          </table:table-cell>
        </table:table-row>
      </table:table>
      <text:p text:style-name="P13"/>
      <text:p text:style-name="P13"/>
      <table:table table:name="Table2" table:style-name="Table2">
        <table:table-column table:style-name="Table2.A" table:number-columns-repeated="3"/>
        <table:table-row>
          <table:table-cell table:style-name="Table2.A1" office:value-type="string">
            <text:p text:style-name="P7">Stakeholder</text:p>
          </table:table-cell>
          <table:table-cell table:style-name="Table2.A1" office:value-type="string">
            <text:p text:style-name="P7">Interest</text:p>
          </table:table-cell>
          <table:table-cell table:style-name="Table2.C1" office:value-type="string">
            <text:p text:style-name="P7">Power</text:p>
          </table:table-cell>
        </table:table-row>
        <table:table-row>
          <table:table-cell table:style-name="Table2.A2" office:value-type="string">
            <text:p text:style-name="P6">Project team</text:p>
          </table:table-cell>
          <table:table-cell table:style-name="Table2.A2" office:value-type="string">
            <text:p text:style-name="P6">High</text:p>
          </table:table-cell>
          <table:table-cell table:style-name="Table2.C2" office:value-type="string">
            <text:p text:style-name="P6">Medium</text:p>
          </table:table-cell>
        </table:table-row>
        <table:table-row>
          <table:table-cell table:style-name="Table2.A2" office:value-type="string">
            <text:p text:style-name="P6">Fontys</text:p>
          </table:table-cell>
          <table:table-cell table:style-name="Table2.A2" office:value-type="string">
            <text:p text:style-name="P6">Low</text:p>
          </table:table-cell>
          <table:table-cell table:style-name="Table2.C2" office:value-type="string">
            <text:p text:style-name="P6">High</text:p>
          </table:table-cell>
        </table:table-row>
        <table:table-row>
          <table:table-cell table:style-name="Table2.A2" office:value-type="string">
            <text:p text:style-name="P6">GreenTechLab</text:p>
          </table:table-cell>
          <table:table-cell table:style-name="Table2.A2" office:value-type="string">
            <text:p text:style-name="P6">Low</text:p>
          </table:table-cell>
          <table:table-cell table:style-name="Table2.C2" office:value-type="string">
            <text:p text:style-name="P6">Medium</text:p>
          </table:table-cell>
        </table:table-row>
        <table:table-row>
          <table:table-cell table:style-name="Table2.A2" office:value-type="string">
            <text:p text:style-name="P6">Government</text:p>
          </table:table-cell>
          <table:table-cell table:style-name="Table2.A2" office:value-type="string">
            <text:p text:style-name="P6">Medium</text:p>
          </table:table-cell>
          <table:table-cell table:style-name="Table2.C2" office:value-type="string">
            <text:p text:style-name="P6">Low</text:p>
          </table:table-cell>
        </table:table-row>
        <table:table-row>
          <table:table-cell table:style-name="Table2.A2" office:value-type="string">
            <text:p text:style-name="P6">Van Gansewinkel</text:p>
          </table:table-cell>
          <table:table-cell table:style-name="Table2.A2" office:value-type="string">
            <text:p text:style-name="P6">Medium</text:p>
          </table:table-cell>
          <table:table-cell table:style-name="Table2.C2" office:value-type="string">
            <text:p text:style-name="P6">Low</text:p>
          </table:table-cell>
        </table:table-row>
        <table:table-row>
          <table:table-cell table:style-name="Table2.A2" office:value-type="string">
            <text:p text:style-name="P6">Tutors</text:p>
          </table:table-cell>
          <table:table-cell table:style-name="Table2.A2" office:value-type="string">
            <text:p text:style-name="P6">Low/Medium</text:p>
          </table:table-cell>
          <table:table-cell table:style-name="Table2.C2" office:value-type="string">
            <text:p text:style-name="P6">High</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draw:fill-image draw:name="a1" xlink:href="Pictures/10000201000009600000018F21458745870640DB.png" xlink:type="simple" xlink:show="embed" xlink:actuate="onLoad"/>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Kop_20_1" style:display-name="Kop 1" style:family="paragraph" style:parent-style-name="Standaard" style:next-style-name="Standaard" style:default-outline-level="1">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Kop_20_2" style:display-name="Kop 2" style:family="paragraph" style:parent-style-name="Standaard" style:next-style-name="Standaard" style:default-outline-level="2">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Kop_20_3" style:display-name="Kop 3" style:family="paragraph" style:parent-style-name="Standaard" style:next-style-name="Standaard" style:default-outline-level="3">
      <style:paragraph-properties fo:margin-top="0.028in" fo:margin-bottom="0in"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Standaard" style:family="paragraph">
      <style:paragraph-properties fo:hyphenation-ladder-count="no-limit"/>
      <style:text-properties fo:hyphenate="false"/>
    </style:style>
    <style:style style:name="Geen_20_afstand" style:display-name="Geen afstand" style:family="paragraph">
      <style:paragraph-properties fo:margin-top="0in" fo:margin-bottom="0in" loext:contextual-spacing="false" fo:line-height="100%" fo:hyphenation-ladder-count="no-limit"/>
      <style:text-properties style:font-name-asian="Times New Roman" style:font-family-asian="'Times New Roman'" style:font-family-generic-asian="roman" style:font-pitch-asian="variable" fo:hyphenate="false"/>
    </style:style>
    <style:style style:name="Lijstalinea" style:family="paragraph" style:parent-style-name="Standaard">
      <style:paragraph-properties fo:margin-left="0.5in" fo:margin-right="0in" fo:hyphenation-ladder-count="no-limit" fo:text-indent="0in"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tandaardalinea-lettertype" style:family="text"/>
    <style:style style:name="No_20_Spacing_20_Char" style:display-name="No Spacing Char" style:family="text" style:parent-style-name="Standaardalinea-lettertype">
      <style:text-properties style:font-name-asian="Times New Roman" style:font-family-asian="'Times New Roman'" style:font-family-generic-asian="roman" style:font-pitch-asian="variable"/>
    </style:style>
    <style:style style:name="Heading_20_1_20_Char" style:display-name="Heading 1 Char" style:family="text" style:parent-style-name="Standaardalinea-lettertype">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Standaardalinea-lettertype">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Standaardalinea-lettertype">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Smart innovation</dc:title>
    <dc:description/>
    <dc:subject>Smart trash – Research report</dc:subject>
    <meta:initial-creator>Mike Schatorje, Loek Ehren, Herm Lecluse, Simone Francesconi, Rick van Osch</meta:initial-creator>
    <meta:creation-date>2017-02-17T10:18:00Z</meta:creation-date>
    <dc:date>2017-02-21T11:04:23.289257475</dc:date>
    <meta:editing-cycles>5</meta:editing-cycles>
    <meta:editing-duration>PT1H12M45S</meta:editing-duration>
    <meta:document-statistic meta:table-count="2" meta:image-count="0" meta:object-count="0" meta:page-count="8" meta:paragraph-count="118" meta:word-count="741" meta:character-count="4509" meta:non-whitespace-character-count="3928"/>
    <meta:template xlink:type="simple" xlink:actuate="onRequest" xlink:title="" xlink:href="Normal"/>
  </office:meta>
</office:document-meta>
</file>